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KI_base" table:style-name="ta1">
        <table:shapes>
          <draw:frame draw:z-index="0" draw:style-name="gr1" draw:text-style-name="P1" svg:width="210mm" svg:height="100mm" svg:x="78.16mm" svg:y="117.09mm">
            <draw:object draw:notify-on-update-of-ranges="MPKI_base.D9:MPKI_base.U9 MPKI_base.C10:MPKI_base.C10 MPKI_base.D10:MPKI_base.U10 MPKI_base.C11:MPKI_base.C11 MPKI_base.D11:MPKI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62" calcext:value-type="float">
            <text:p>0.062</text:p>
          </table:table-cell>
          <table:table-cell office:value-type="float" office:value="2.0271" calcext:value-type="float">
            <text:p>2.0271</text:p>
          </table:table-cell>
          <table:table-cell office:value-type="float" office:value="10.292" calcext:value-type="float">
            <text:p>10.292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6312" calcext:value-type="float">
            <text:p>0.6312</text:p>
          </table:table-cell>
          <table:table-cell office:value-type="float" office:value="11.646" calcext:value-type="float">
            <text:p>11.64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791" calcext:value-type="float">
            <text:p>0.0791</text:p>
          </table:table-cell>
          <table:table-cell office:value-type="float" office:value="2.0325" calcext:value-type="float">
            <text:p>2.0325</text:p>
          </table:table-cell>
          <table:table-cell office:value-type="float" office:value="11.321" calcext:value-type="float">
            <text:p>11.321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328" calcext:value-type="float">
            <text:p>0.6328</text:p>
          </table:table-cell>
          <table:table-cell office:value-type="float" office:value="11.652" calcext:value-type="float">
            <text:p>11.6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PKI=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MPKI=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PKI=4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KI=5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[.E8]*100" office:value-type="float" office:value="99.16" calcext:value-type="float">
            <text:p>99.16</text:p>
          </table:table-cell>
          <table:table-cell table:formula="of:=[.F8]*100" office:value-type="float" office:value="99.83" calcext:value-type="float">
            <text:p>99.83</text:p>
          </table:table-cell>
          <table:table-cell table:formula="of:=[.G8]*100" office:value-type="float" office:value="99.24" calcext:value-type="float">
            <text:p>99.24</text:p>
          </table:table-cell>
          <table:table-cell table:formula="of:=[.H8]*100" office:value-type="float" office:value="83.42" calcext:value-type="float">
            <text:p>83.42</text:p>
          </table:table-cell>
          <table:table-cell table:formula="of:=[.I8]*100" office:value-type="float" office:value="0.64" calcext:value-type="float">
            <text:p>0.64</text:p>
          </table:table-cell>
          <table:table-cell table:formula="of:=[.J8]*100" office:value-type="float" office:value="76.79" calcext:value-type="float">
            <text:p>76.79</text:p>
          </table:table-cell>
          <table:table-cell table:formula="of:=[.K8]*100" office:value-type="float" office:value="75.09" calcext:value-type="float">
            <text:p>75.09</text:p>
          </table:table-cell>
          <table:table-cell table:formula="of:=[.L8]*100" office:value-type="float" office:value="7.69" calcext:value-type="float">
            <text:p>7.69</text:p>
          </table:table-cell>
          <table:table-cell table:formula="of:=[.M8]*100" office:value-type="float" office:value="99.96" calcext:value-type="float">
            <text:p>99.96</text:p>
          </table:table-cell>
          <table:table-cell table:formula="of:=[.N8]*100" office:value-type="float" office:value="99.82" calcext:value-type="float">
            <text:p>99.82</text:p>
          </table:table-cell>
          <table:table-cell table:formula="of:=[.O8]*100" office:value-type="float" office:value="99.57" calcext:value-type="float">
            <text:p>99.57</text:p>
          </table:table-cell>
          <table:table-cell table:formula="of:=[.P8]*100" office:value-type="float" office:value="97.81" calcext:value-type="float">
            <text:p>97.81</text:p>
          </table:table-cell>
          <table:table-cell table:formula="of:=[.Q8]*100" office:value-type="float" office:value="99.77" calcext:value-type="float">
            <text:p>99.77</text:p>
          </table:table-cell>
          <table:table-cell table:formula="of:=[.R8]*100" office:value-type="float" office:value="99.67" calcext:value-type="float">
            <text:p>99.67</text:p>
          </table:table-cell>
          <table:table-cell table:formula="of:=[.S8]*100" office:value-type="float" office:value="0.03" calcext:value-type="float">
            <text:p>0.03</text:p>
          </table:table-cell>
          <table:table-cell table:formula="of:=[.T8]*100" office:value-type="float" office:value="96.19" calcext:value-type="float">
            <text:p>96.19</text:p>
          </table:table-cell>
          <table:table-cell table:formula="of:=[.U8]*100" office:value-type="float" office:value="99.96" calcext:value-type="float">
            <text:p>99.96</text:p>
          </table:table-cell>
          <table:table-cell table:formula="of:=[.V8]*100" office:value-type="float" office:value="99.84" calcext:value-type="float">
            <text:p>99.84</text:p>
          </table:table-cell>
          <table:table-cell/>
          <table:table-cell table:formula="of:=AVERAGE([.E18:.V18])" office:value-type="float" office:value="79.6933333333333" calcext:value-type="float">
            <text:p>79.6933333333333</text:p>
          </table:table-cell>
          <table:table-cell table:formula="of:=([.I18]+[.L18]+[.S18])/3" office:value-type="float" office:value="2.78666666666667" calcext:value-type="float">
            <text:p>2.786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[.E9]*100" office:value-type="float" office:value="99.58" calcext:value-type="float">
            <text:p>99.58</text:p>
          </table:table-cell>
          <table:table-cell table:formula="of:=[.F9]*100" office:value-type="float" office:value="99.86" calcext:value-type="float">
            <text:p>99.86</text:p>
          </table:table-cell>
          <table:table-cell table:formula="of:=[.G9]*100" office:value-type="float" office:value="99.5" calcext:value-type="float">
            <text:p>99.5</text:p>
          </table:table-cell>
          <table:table-cell table:formula="of:=[.H9]*100" office:value-type="float" office:value="83.46" calcext:value-type="float">
            <text:p>83.46</text:p>
          </table:table-cell>
          <table:table-cell table:formula="of:=[.I9]*100" office:value-type="float" office:value="1.41" calcext:value-type="float">
            <text:p>1.41</text:p>
          </table:table-cell>
          <table:table-cell table:formula="of:=[.J9]*100" office:value-type="float" office:value="81.71" calcext:value-type="float">
            <text:p>81.71</text:p>
          </table:table-cell>
          <table:table-cell table:formula="of:=[.K9]*100" office:value-type="float" office:value="92.54" calcext:value-type="float">
            <text:p>92.54</text:p>
          </table:table-cell>
          <table:table-cell table:formula="of:=[.L9]*100" office:value-type="float" office:value="9.56" calcext:value-type="float">
            <text:p>9.56</text:p>
          </table:table-cell>
          <table:table-cell table:formula="of:=[.M9]*100" office:value-type="float" office:value="99.96" calcext:value-type="float">
            <text:p>99.96</text:p>
          </table:table-cell>
          <table:table-cell table:formula="of:=[.N9]*100" office:value-type="float" office:value="99.91" calcext:value-type="float">
            <text:p>99.91</text:p>
          </table:table-cell>
          <table:table-cell table:formula="of:=[.O9]*100" office:value-type="float" office:value="99.75" calcext:value-type="float">
            <text:p>99.75</text:p>
          </table:table-cell>
          <table:table-cell table:formula="of:=[.P9]*100" office:value-type="float" office:value="99.1" calcext:value-type="float">
            <text:p>99.1</text:p>
          </table:table-cell>
          <table:table-cell table:formula="of:=[.Q9]*100" office:value-type="float" office:value="99.8" calcext:value-type="float">
            <text:p>99.8</text:p>
          </table:table-cell>
          <table:table-cell table:formula="of:=[.R9]*100" office:value-type="float" office:value="99.72" calcext:value-type="float">
            <text:p>99.72</text:p>
          </table:table-cell>
          <table:table-cell table:formula="of:=[.S9]*100" office:value-type="float" office:value="5.52" calcext:value-type="float">
            <text:p>5.52</text:p>
          </table:table-cell>
          <table:table-cell table:formula="of:=[.T9]*100" office:value-type="float" office:value="96.82" calcext:value-type="float">
            <text:p>96.82</text:p>
          </table:table-cell>
          <table:table-cell table:formula="of:=[.U9]*100" office:value-type="float" office:value="99.96" calcext:value-type="float">
            <text:p>99.96</text:p>
          </table:table-cell>
          <table:table-cell table:formula="of:=[.V9]*100" office:value-type="float" office:value="99.96" calcext:value-type="float">
            <text:p>99.96</text:p>
          </table:table-cell>
          <table:table-cell/>
          <table:table-cell table:formula="of:=AVERAGE([.E19:.V19])" office:value-type="float" office:value="81.5622222222222" calcext:value-type="float">
            <text:p>81.5622222222222</text:p>
          </table:table-cell>
          <table:table-cell table:formula="of:=([.I19]+[.L19]+[.S19])/3" office:value-type="float" office:value="5.49666666666667" calcext:value-type="float">
            <text:p>5.496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[.E10]*100" office:value-type="float" office:value="99.65" calcext:value-type="float">
            <text:p>99.65</text:p>
          </table:table-cell>
          <table:table-cell table:formula="of:=[.F10]*100" office:value-type="float" office:value="99.86" calcext:value-type="float">
            <text:p>99.86</text:p>
          </table:table-cell>
          <table:table-cell table:formula="of:=[.G10]*100" office:value-type="float" office:value="99.67" calcext:value-type="float">
            <text:p>99.67</text:p>
          </table:table-cell>
          <table:table-cell table:formula="of:=[.H10]*100" office:value-type="float" office:value="83.57" calcext:value-type="float">
            <text:p>83.57</text:p>
          </table:table-cell>
          <table:table-cell table:formula="of:=[.I10]*100" office:value-type="float" office:value="5.14" calcext:value-type="float">
            <text:p>5.14</text:p>
          </table:table-cell>
          <table:table-cell table:formula="of:=[.J10]*100" office:value-type="float" office:value="84.83" calcext:value-type="float">
            <text:p>84.83</text:p>
          </table:table-cell>
          <table:table-cell table:formula="of:=[.K10]*100" office:value-type="float" office:value="98.32" calcext:value-type="float">
            <text:p>98.32</text:p>
          </table:table-cell>
          <table:table-cell table:formula="of:=[.L10]*100" office:value-type="float" office:value="10.6" calcext:value-type="float">
            <text:p>10.6</text:p>
          </table:table-cell>
          <table:table-cell table:formula="of:=[.M10]*100" office:value-type="float" office:value="99.96" calcext:value-type="float">
            <text:p>99.96</text:p>
          </table:table-cell>
          <table:table-cell table:formula="of:=[.N10]*100" office:value-type="float" office:value="99.91" calcext:value-type="float">
            <text:p>99.91</text:p>
          </table:table-cell>
          <table:table-cell table:formula="of:=[.O10]*100" office:value-type="float" office:value="99.75" calcext:value-type="float">
            <text:p>99.75</text:p>
          </table:table-cell>
          <table:table-cell table:formula="of:=[.P10]*100" office:value-type="float" office:value="99.26" calcext:value-type="float">
            <text:p>99.26</text:p>
          </table:table-cell>
          <table:table-cell table:formula="of:=[.Q10]*100" office:value-type="float" office:value="99.8" calcext:value-type="float">
            <text:p>99.8</text:p>
          </table:table-cell>
          <table:table-cell table:formula="of:=[.R10]*100" office:value-type="float" office:value="99.86" calcext:value-type="float">
            <text:p>99.86</text:p>
          </table:table-cell>
          <table:table-cell table:formula="of:=[.S10]*100" office:value-type="float" office:value="37.6" calcext:value-type="float">
            <text:p>37.6</text:p>
          </table:table-cell>
          <table:table-cell table:formula="of:=[.T10]*100" office:value-type="float" office:value="97.36" calcext:value-type="float">
            <text:p>97.36</text:p>
          </table:table-cell>
          <table:table-cell table:formula="of:=[.U10]*100" office:value-type="float" office:value="99.96" calcext:value-type="float">
            <text:p>99.96</text:p>
          </table:table-cell>
          <table:table-cell table:formula="of:=[.V10]*100" office:value-type="float" office:value="99.96" calcext:value-type="float">
            <text:p>99.96</text:p>
          </table:table-cell>
          <table:table-cell/>
          <table:table-cell table:formula="of:=AVERAGE([.E20:.V20])" office:value-type="float" office:value="84.17" calcext:value-type="float">
            <text:p>84.17</text:p>
          </table:table-cell>
          <table:table-cell table:formula="of:=([.I20]+[.L20]+[.S20])/3" office:value-type="float" office:value="17.78" calcext:value-type="float">
            <text:p>17.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[.E11]*100" office:value-type="float" office:value="99.71" calcext:value-type="float">
            <text:p>99.71</text:p>
          </table:table-cell>
          <table:table-cell table:formula="of:=[.F11]*100" office:value-type="float" office:value="99.86" calcext:value-type="float">
            <text:p>99.86</text:p>
          </table:table-cell>
          <table:table-cell table:formula="of:=[.G11]*100" office:value-type="float" office:value="99.72" calcext:value-type="float">
            <text:p>99.72</text:p>
          </table:table-cell>
          <table:table-cell table:formula="of:=[.H11]*100" office:value-type="float" office:value="83.66" calcext:value-type="float">
            <text:p>83.66</text:p>
          </table:table-cell>
          <table:table-cell table:formula="of:=[.I11]*100" office:value-type="float" office:value="15.3" calcext:value-type="float">
            <text:p>15.3</text:p>
          </table:table-cell>
          <table:table-cell table:formula="of:=[.J11]*100" office:value-type="float" office:value="86.39" calcext:value-type="float">
            <text:p>86.39</text:p>
          </table:table-cell>
          <table:table-cell table:formula="of:=[.K11]*100" office:value-type="float" office:value="98.84" calcext:value-type="float">
            <text:p>98.84</text:p>
          </table:table-cell>
          <table:table-cell table:formula="of:=[.L11]*100" office:value-type="float" office:value="11.3" calcext:value-type="float">
            <text:p>11.3</text:p>
          </table:table-cell>
          <table:table-cell table:formula="of:=[.M11]*100" office:value-type="float" office:value="99.96" calcext:value-type="float">
            <text:p>99.96</text:p>
          </table:table-cell>
          <table:table-cell table:formula="of:=[.N11]*100" office:value-type="float" office:value="99.91" calcext:value-type="float">
            <text:p>99.91</text:p>
          </table:table-cell>
          <table:table-cell table:formula="of:=[.O11]*100" office:value-type="float" office:value="99.78" calcext:value-type="float">
            <text:p>99.78</text:p>
          </table:table-cell>
          <table:table-cell table:formula="of:=[.P11]*100" office:value-type="float" office:value="99.41" calcext:value-type="float">
            <text:p>99.41</text:p>
          </table:table-cell>
          <table:table-cell table:formula="of:=[.Q11]*100" office:value-type="float" office:value="99.8" calcext:value-type="float">
            <text:p>99.8</text:p>
          </table:table-cell>
          <table:table-cell table:formula="of:=[.R11]*100" office:value-type="float" office:value="99.86" calcext:value-type="float">
            <text:p>99.86</text:p>
          </table:table-cell>
          <table:table-cell table:formula="of:=[.S11]*100" office:value-type="float" office:value="89.75" calcext:value-type="float">
            <text:p>89.75</text:p>
          </table:table-cell>
          <table:table-cell table:formula="of:=[.T11]*100" office:value-type="float" office:value="97.79" calcext:value-type="float">
            <text:p>97.79</text:p>
          </table:table-cell>
          <table:table-cell table:formula="of:=[.U11]*100" office:value-type="float" office:value="99.96" calcext:value-type="float">
            <text:p>99.96</text:p>
          </table:table-cell>
          <table:table-cell table:formula="of:=[.V11]*100" office:value-type="float" office:value="99.96" calcext:value-type="float">
            <text:p>99.96</text:p>
          </table:table-cell>
          <table:table-cell/>
          <table:table-cell table:formula="of:=AVERAGE([.E21:.V21])" office:value-type="float" office:value="87.8311111111111" calcext:value-type="float">
            <text:p>87.8311111111111</text:p>
          </table:table-cell>
          <table:table-cell table:formula="of:=([.I21]+[.L21]+[.S21])/3" office:value-type="float" office:value="38.7833333333333" calcext:value-type="float">
            <text:p>38.78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[.E12]*100" office:value-type="float" office:value="99.71" calcext:value-type="float">
            <text:p>99.71</text:p>
          </table:table-cell>
          <table:table-cell table:formula="of:=[.F12]*100" office:value-type="float" office:value="99.9" calcext:value-type="float">
            <text:p>99.9</text:p>
          </table:table-cell>
          <table:table-cell table:formula="of:=[.G12]*100" office:value-type="float" office:value="99.74" calcext:value-type="float">
            <text:p>99.74</text:p>
          </table:table-cell>
          <table:table-cell table:formula="of:=[.H12]*100" office:value-type="float" office:value="83.82" calcext:value-type="float">
            <text:p>83.82</text:p>
          </table:table-cell>
          <table:table-cell table:formula="of:=[.I12]*100" office:value-type="float" office:value="22.83" calcext:value-type="float">
            <text:p>22.83</text:p>
          </table:table-cell>
          <table:table-cell table:formula="of:=[.J12]*100" office:value-type="float" office:value="88.11" calcext:value-type="float">
            <text:p>88.11</text:p>
          </table:table-cell>
          <table:table-cell table:formula="of:=[.K12]*100" office:value-type="float" office:value="99.08" calcext:value-type="float">
            <text:p>99.08</text:p>
          </table:table-cell>
          <table:table-cell table:formula="of:=[.L12]*100" office:value-type="float" office:value="11.67" calcext:value-type="float">
            <text:p>11.67</text:p>
          </table:table-cell>
          <table:table-cell table:formula="of:=[.M12]*100" office:value-type="float" office:value="99.96" calcext:value-type="float">
            <text:p>99.96</text:p>
          </table:table-cell>
          <table:table-cell table:formula="of:=[.N12]*100" office:value-type="float" office:value="99.91" calcext:value-type="float">
            <text:p>99.91</text:p>
          </table:table-cell>
          <table:table-cell table:formula="of:=[.O12]*100" office:value-type="float" office:value="99.78" calcext:value-type="float">
            <text:p>99.78</text:p>
          </table:table-cell>
          <table:table-cell table:formula="of:=[.P12]*100" office:value-type="float" office:value="99.41" calcext:value-type="float">
            <text:p>99.41</text:p>
          </table:table-cell>
          <table:table-cell table:formula="of:=[.Q12]*100" office:value-type="float" office:value="99.8" calcext:value-type="float">
            <text:p>99.8</text:p>
          </table:table-cell>
          <table:table-cell table:formula="of:=[.R12]*100" office:value-type="float" office:value="99.86" calcext:value-type="float">
            <text:p>99.86</text:p>
          </table:table-cell>
          <table:table-cell table:formula="of:=[.S12]*100" office:value-type="float" office:value="99" calcext:value-type="float">
            <text:p>99</text:p>
          </table:table-cell>
          <table:table-cell table:formula="of:=[.T12]*100" office:value-type="float" office:value="98.04" calcext:value-type="float">
            <text:p>98.04</text:p>
          </table:table-cell>
          <table:table-cell table:formula="of:=[.U12]*100" office:value-type="float" office:value="99.96" calcext:value-type="float">
            <text:p>99.96</text:p>
          </table:table-cell>
          <table:table-cell table:formula="of:=[.V12]*100" office:value-type="float" office:value="99.96" calcext:value-type="float">
            <text:p>99.96</text:p>
          </table:table-cell>
          <table:table-cell/>
          <table:table-cell table:formula="of:=AVERAGE([.E22:.V22])" office:value-type="float" office:value="88.9188888888889" calcext:value-type="float">
            <text:p>88.9188888888889</text:p>
          </table:table-cell>
          <table:table-cell table:formula="of:=([.I22]+[.L22]+[.S22])/3" office:value-type="float" office:value="44.5" calcext:value-type="float">
            <text:p>44.5</text:p>
          </table:table-cell>
        </table:table-row>
        <table:table-row table:style-name="ro1" table:number-rows-repeated="5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witch_agg_rate data from 14 to 18 ( FP )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20:08:41.5635824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0T20:12:46.958794028</dc:date>
    <meta:editing-duration>PT1H13M41S</meta:editing-duration>
    <meta:editing-cycles>14</meta:editing-cycles>
    <meta:generator>LibreOffice/6.0.7.3$Linux_X86_64 LibreOffice_project/00m0$Build-3</meta:generator>
    <meta:document-statistic meta:table-count="2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MPKI_base.C9:MPKI_base.U11" chart:data-source-has-labels="both" svg:x="0.903cm" svg:y="1.065cm" svg:width="19.671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MPKI_base.D9:MPKI_base.U9"/>
            <chart:grid chart:class="major"/>
          </chart:axis>
          <chart:axis chart:dimension="y" chart:name="primary-y" chart:style-name="ch5">
            <chart:title svg:x="0.169cm" svg:y="4.283cm" chart:style-name="ch6">
              <text:p>L2C MPKI</text:p>
            </chart:title>
            <chart:grid chart:class="major"/>
            <chart:grid chart:class="minor"/>
          </chart:axis>
          <chart:series chart:style-name="ch7" chart:values-cell-range-address="MPKI_base.D10:MPKI_base.U10" chart:label-cell-address="MPKI_base.C10:MPKI_base.C10" chart:class="chart:bar">
            <chart:data-point chart:repeated="18"/>
          </chart:series>
          <chart:series chart:style-name="ch8" chart:values-cell-range-address="MPKI_base.D11:MPKI_base.U11" chart:label-cell-address="MPKI_base.C11:MPKI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_base.D9:MPKI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MPKI_base.C10:MPKI_base.C10</svg:desc>
                </draw:g>
              </table:table-cell>
              <table:table-cell office:value-type="float" office:value="0.2278">
                <text:p>0.2278</text:p>
                <draw:g>
                  <svg:desc>MPKI_base.D10:MPKI_base.U10</svg:desc>
                </draw:g>
              </table:table-cell>
              <table:table-cell office:value-type="float" office:value="0.0023">
                <text:p>0.0023</text:p>
              </table:table-cell>
              <table:table-cell office:value-type="float" office:value="0.062">
                <text:p>0.062</text:p>
              </table:table-cell>
              <table:table-cell office:value-type="float" office:value="2.0271">
                <text:p>2.0271</text:p>
              </table:table-cell>
              <table:table-cell office:value-type="float" office:value="10.292">
                <text:p>10.292</text:p>
              </table:table-cell>
              <table:table-cell office:value-type="float" office:value="0.4585">
                <text:p>0.4585</text:p>
              </table:table-cell>
              <table:table-cell office:value-type="float" office:value="0.6312">
                <text:p>0.6312</text:p>
              </table:table-cell>
              <table:table-cell office:value-type="float" office:value="11.646">
                <text:p>11.646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108">
                <text:p>0.0108</text:p>
              </table:table-cell>
              <table:table-cell office:value-type="float" office:value="0.0808">
                <text:p>0.0808</text:p>
              </table:table-cell>
              <table:table-cell office:value-type="float" office:value="0.032">
                <text:p>0.032</text:p>
              </table:table-cell>
              <table:table-cell office:value-type="float" office:value="0.0029">
                <text:p>0.0029</text:p>
              </table:table-cell>
              <table:table-cell office:value-type="float" office:value="3.1228">
                <text:p>3.1228</text:p>
              </table:table-cell>
              <table:table-cell office:value-type="float" office:value="0.1031">
                <text:p>0.1031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  <table:table-row>
              <table:table-cell office:value-type="string">
                <text:p>CONSERVATIVE</text:p>
                <draw:g>
                  <svg:desc>MPKI_base.C11:MPKI_base.C11</svg:desc>
                </draw:g>
              </table:table-cell>
              <table:table-cell office:value-type="float" office:value="0.2488">
                <text:p>0.2488</text:p>
                <draw:g>
                  <svg:desc>MPKI_base.D11:MPKI_base.U11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791">
                <text:p>0.0791</text:p>
              </table:table-cell>
              <table:table-cell office:value-type="float" office:value="2.0325">
                <text:p>2.0325</text:p>
              </table:table-cell>
              <table:table-cell office:value-type="float" office:value="11.321">
                <text:p>11.321</text:p>
              </table:table-cell>
              <table:table-cell office:value-type="float" office:value="0.4717">
                <text:p>0.4717</text:p>
              </table:table-cell>
              <table:table-cell office:value-type="float" office:value="0.6328">
                <text:p>0.6328</text:p>
              </table:table-cell>
              <table:table-cell office:value-type="float" office:value="11.652">
                <text:p>11.652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109">
                <text:p>0.0109</text:p>
              </table:table-cell>
              <table:table-cell office:value-type="float" office:value="0.0841">
                <text:p>0.0841</text:p>
              </table:table-cell>
              <table:table-cell office:value-type="float" office:value="0.0371">
                <text:p>0.0371</text:p>
              </table:table-cell>
              <table:table-cell office:value-type="float" office:value="0.0029">
                <text:p>0.0029</text:p>
              </table:table-cell>
              <table:table-cell office:value-type="float" office:value="3.1228">
                <text:p>3.1228</text:p>
              </table:table-cell>
              <table:table-cell office:value-type="float" office:value="0.1026">
                <text:p>0.1026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ode_rate.D18:mode_rate.D18</svg:desc>
                </draw:g>
              </table:table-cell>
              <table:table-cell office:value-type="float" office:value="99.16">
                <text:p>99.16</text:p>
                <draw:g>
                  <svg:desc>mode_rate.E18:mode_rate.Y18</svg:desc>
                </draw:g>
              </table:table-cell>
              <table:table-cell office:value-type="float" office:value="99.83">
                <text:p>99.83</text:p>
              </table:table-cell>
              <table:table-cell office:value-type="float" office:value="99.24">
                <text:p>99.24</text:p>
              </table:table-cell>
              <table:table-cell office:value-type="float" office:value="83.42">
                <text:p>83.42</text:p>
              </table:table-cell>
              <table:table-cell office:value-type="float" office:value="0.64">
                <text:p>0.64</text:p>
              </table:table-cell>
              <table:table-cell office:value-type="float" office:value="76.79">
                <text:p>76.79</text:p>
              </table:table-cell>
              <table:table-cell office:value-type="float" office:value="75.09">
                <text:p>75.09</text:p>
              </table:table-cell>
              <table:table-cell office:value-type="float" office:value="7.69">
                <text:p>7.69</text:p>
              </table:table-cell>
              <table:table-cell office:value-type="float" office:value="99.96">
                <text:p>99.96</text:p>
              </table:table-cell>
              <table:table-cell office:value-type="float" office:value="99.82">
                <text:p>99.82</text:p>
              </table:table-cell>
              <table:table-cell office:value-type="float" office:value="99.57">
                <text:p>99.57</text:p>
              </table:table-cell>
              <table:table-cell office:value-type="float" office:value="97.81">
                <text:p>97.81</text:p>
              </table:table-cell>
              <table:table-cell office:value-type="float" office:value="99.77">
                <text:p>99.77</text:p>
              </table:table-cell>
              <table:table-cell office:value-type="float" office:value="99.67">
                <text:p>99.67</text:p>
              </table:table-cell>
              <table:table-cell office:value-type="float" office:value="0.03">
                <text:p>0.03</text:p>
              </table:table-cell>
              <table:table-cell office:value-type="float" office:value="96.19">
                <text:p>96.19</text:p>
              </table:table-cell>
              <table:table-cell office:value-type="float" office:value="99.96">
                <text:p>99.96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79.6933333333333">
                <text:p>79.6933333333333</text:p>
              </table:table-cell>
              <table:table-cell office:value-type="float" office:value="2.78666666666667">
                <text:p>2.78666666666667</text:p>
              </table:table-cell>
            </table:table-row>
            <table:table-row>
              <table:table-cell office:value-type="string">
                <text:p>MPKI=2</text:p>
                <draw:g>
                  <svg:desc>mode_rate.D19:mode_rate.D19</svg:desc>
                </draw:g>
              </table:table-cell>
              <table:table-cell office:value-type="float" office:value="99.58">
                <text:p>99.58</text:p>
                <draw:g>
                  <svg:desc>mode_rate.E19:mode_rate.Y19</svg:desc>
                </draw:g>
              </table:table-cell>
              <table:table-cell office:value-type="float" office:value="99.86">
                <text:p>99.86</text:p>
              </table:table-cell>
              <table:table-cell office:value-type="float" office:value="99.5">
                <text:p>99.5</text:p>
              </table:table-cell>
              <table:table-cell office:value-type="float" office:value="83.46">
                <text:p>83.46</text:p>
              </table:table-cell>
              <table:table-cell office:value-type="float" office:value="1.41">
                <text:p>1.41</text:p>
              </table:table-cell>
              <table:table-cell office:value-type="float" office:value="81.71">
                <text:p>81.71</text:p>
              </table:table-cell>
              <table:table-cell office:value-type="float" office:value="92.54">
                <text:p>92.54</text:p>
              </table:table-cell>
              <table:table-cell office:value-type="float" office:value="9.56">
                <text:p>9.56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5">
                <text:p>99.75</text:p>
              </table:table-cell>
              <table:table-cell office:value-type="float" office:value="99.1">
                <text:p>99.1</text:p>
              </table:table-cell>
              <table:table-cell office:value-type="float" office:value="99.8">
                <text:p>99.8</text:p>
              </table:table-cell>
              <table:table-cell office:value-type="float" office:value="99.72">
                <text:p>99.72</text:p>
              </table:table-cell>
              <table:table-cell office:value-type="float" office:value="5.52">
                <text:p>5.52</text:p>
              </table:table-cell>
              <table:table-cell office:value-type="float" office:value="96.82">
                <text:p>96.82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1.5622222222222">
                <text:p>81.5622222222222</text:p>
              </table:table-cell>
              <table:table-cell office:value-type="float" office:value="5.49666666666667">
                <text:p>5.49666666666667</text:p>
              </table:table-cell>
            </table:table-row>
            <table:table-row>
              <table:table-cell office:value-type="string">
                <text:p>MPKI=3</text:p>
                <draw:g>
                  <svg:desc>mode_rate.D20:mode_rate.D20</svg:desc>
                </draw:g>
              </table:table-cell>
              <table:table-cell office:value-type="float" office:value="99.65">
                <text:p>99.65</text:p>
                <draw:g>
                  <svg:desc>mode_rate.E20:mode_rate.Y20</svg:desc>
                </draw:g>
              </table:table-cell>
              <table:table-cell office:value-type="float" office:value="99.86">
                <text:p>99.86</text:p>
              </table:table-cell>
              <table:table-cell office:value-type="float" office:value="99.67">
                <text:p>99.67</text:p>
              </table:table-cell>
              <table:table-cell office:value-type="float" office:value="83.57">
                <text:p>83.57</text:p>
              </table:table-cell>
              <table:table-cell office:value-type="float" office:value="5.14">
                <text:p>5.14</text:p>
              </table:table-cell>
              <table:table-cell office:value-type="float" office:value="84.83">
                <text:p>84.83</text:p>
              </table:table-cell>
              <table:table-cell office:value-type="float" office:value="98.32">
                <text:p>98.32</text:p>
              </table:table-cell>
              <table:table-cell office:value-type="float" office:value="10.6">
                <text:p>10.6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5">
                <text:p>99.75</text:p>
              </table:table-cell>
              <table:table-cell office:value-type="float" office:value="99.26">
                <text:p>99.26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37.6">
                <text:p>37.6</text:p>
              </table:table-cell>
              <table:table-cell office:value-type="float" office:value="97.36">
                <text:p>97.36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4.17">
                <text:p>84.17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MPKI=4</text:p>
                <draw:g>
                  <svg:desc>mode_rate.D21:mode_rate.D21</svg:desc>
                </draw:g>
              </table:table-cell>
              <table:table-cell office:value-type="float" office:value="99.71">
                <text:p>99.71</text:p>
                <draw:g>
                  <svg:desc>mode_rate.E21:mode_rate.Y21</svg:desc>
                </draw:g>
              </table:table-cell>
              <table:table-cell office:value-type="float" office:value="99.86">
                <text:p>99.86</text:p>
              </table:table-cell>
              <table:table-cell office:value-type="float" office:value="99.72">
                <text:p>99.72</text:p>
              </table:table-cell>
              <table:table-cell office:value-type="float" office:value="83.66">
                <text:p>83.66</text:p>
              </table:table-cell>
              <table:table-cell office:value-type="float" office:value="15.3">
                <text:p>15.3</text:p>
              </table:table-cell>
              <table:table-cell office:value-type="float" office:value="86.39">
                <text:p>86.39</text:p>
              </table:table-cell>
              <table:table-cell office:value-type="float" office:value="98.84">
                <text:p>98.84</text:p>
              </table:table-cell>
              <table:table-cell office:value-type="float" office:value="11.3">
                <text:p>11.3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41">
                <text:p>99.41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89.75">
                <text:p>89.75</text:p>
              </table:table-cell>
              <table:table-cell office:value-type="float" office:value="97.79">
                <text:p>97.79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7.8311111111111">
                <text:p>87.8311111111111</text:p>
              </table:table-cell>
              <table:table-cell office:value-type="float" office:value="38.7833333333333">
                <text:p>38.7833333333333</text:p>
              </table:table-cell>
            </table:table-row>
            <table:table-row>
              <table:table-cell office:value-type="string">
                <text:p>MPKI=5</text:p>
                <draw:g>
                  <svg:desc>mode_rate.D22:mode_rate.D22</svg:desc>
                </draw:g>
              </table:table-cell>
              <table:table-cell office:value-type="float" office:value="99.71">
                <text:p>99.71</text:p>
                <draw:g>
                  <svg:desc>mode_rate.E22:mode_rate.Y22</svg:desc>
                </draw:g>
              </table:table-cell>
              <table:table-cell office:value-type="float" office:value="99.9">
                <text:p>99.9</text:p>
              </table:table-cell>
              <table:table-cell office:value-type="float" office:value="99.74">
                <text:p>99.74</text:p>
              </table:table-cell>
              <table:table-cell office:value-type="float" office:value="83.82">
                <text:p>83.82</text:p>
              </table:table-cell>
              <table:table-cell office:value-type="float" office:value="22.83">
                <text:p>22.83</text:p>
              </table:table-cell>
              <table:table-cell office:value-type="float" office:value="88.11">
                <text:p>88.11</text:p>
              </table:table-cell>
              <table:table-cell office:value-type="float" office:value="99.08">
                <text:p>99.08</text:p>
              </table:table-cell>
              <table:table-cell office:value-type="float" office:value="11.67">
                <text:p>11.67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41">
                <text:p>99.41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99">
                <text:p>99</text:p>
              </table:table-cell>
              <table:table-cell office:value-type="float" office:value="98.04">
                <text:p>98.04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8.9188888888889">
                <text:p>88.9188888888889</text:p>
              </table:table-cell>
              <table:table-cell office:value-type="float" office:value="44.5">
                <text:p>4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